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otted_20__28_var_29_" svg:stroke-color="#333333" draw:fill="solid" draw:fill-color="#cc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style:font-name="Liberation Sans1" fo:font-size="12pt" fo:font-weight="normal" style:font-weight-asian="normal" style:font-weight-complex="normal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style:style style:name="T3" style:family="text">
      <style:text-properties style:font-name="Liberation Sans1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188cm" svg:height="2.017cm" svg:x="13.7cm" svg:y="1.057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3" draw:layer="layout" svg:width="1.773cm" svg:height="1.932cm" svg:x="18.591cm" svg:y="1.279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73cm" svg:height="1.932cm" svg:x="18.377cm" svg:y="1.39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" draw:text-style-name="P3" draw:layer="layout" svg:width="1.773cm" svg:height="1.932cm" svg:x="18.139cm" svg:y="1.512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" draw:text-style-name="P2" draw:layer="layout" svg:width="4.181cm" svg:height="2.012cm" svg:x="1cm" svg:y="1.401cm">
                <text:p text:style-name="P1"><text:span text:style-name="T1">Swift client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2" draw:layer="layout" svg:width="4.181cm" svg:height="2.012cm" svg:x="13.488cm" svg:y="1.242cm">
                <text:p text:style-name="P1"><text:span text:style-name="T1">Work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2" draw:layer="layout" svg:width="4.181cm" svg:height="2.012cm" svg:x="7.164cm" svg:y="1.454cm">
                <text:p text:style-name="P1"><text:span text:style-name="T1">Swift servic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2" draw:layer="layout" svg:width="4.181cm" svg:height="2.012cm" svg:x="13.329cm" svg:y="1.454cm">
                <text:p text:style-name="P1"><text:span text:style-name="T1">Work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" draw:text-style-name="P4" draw:layer="layout" svg:width="1.985cm" svg:height="1.377cm" svg:x="5.18cm" svg:y="1.824cm">
                  <text:p/>
  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  <draw:equation draw:name="f0" draw:formula="$0 "/>
                    <draw:equation draw:name="f1" draw:formula="$1 "/>
                    <draw:equation draw:name="f2" draw:formula="21600-$0 "/>
                    <draw:equation draw:name="f3" draw:formula="21600-$1 "/>
                    <draw:equation draw:name="f4" draw:formula="10800-$1 "/>
                    <draw:equation draw:name="f5" draw:formula="$0 *?f4 /10800"/>
                    <draw:equation draw:name="f6" draw:formula="21600-?f5 "/>
                    <draw:equation draw:name="f7" draw:formula="10800-$0 "/>
                    <draw:equation draw:name="f8" draw:formula="$1 *?f7 /10800"/>
                    <draw:equation draw:name="f9" draw:formula="21600-?f8 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custom-shape draw:style-name="gr3" draw:text-style-name="P4" draw:layer="layout" svg:width="1.985cm" svg:height="1.324cm" svg:x="11.345cm" svg:y="1.824cm">
                  <text:p/>
  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  <draw:equation draw:name="f0" draw:formula="$0 "/>
                    <draw:equation draw:name="f1" draw:formula="$1 "/>
                    <draw:equation draw:name="f2" draw:formula="21600-$0 "/>
                    <draw:equation draw:name="f3" draw:formula="21600-$1 "/>
                    <draw:equation draw:name="f4" draw:formula="10800-$1 "/>
                    <draw:equation draw:name="f5" draw:formula="$0 *?f4 /10800"/>
                    <draw:equation draw:name="f6" draw:formula="21600-?f5 "/>
                    <draw:equation draw:name="f7" draw:formula="10800-$0 "/>
                    <draw:equation draw:name="f8" draw:formula="$1 *?f7 /10800"/>
                    <draw:equation draw:name="f9" draw:formula="21600-?f8 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custom-shape draw:style-name="gr4" draw:text-style-name="P5" draw:layer="layout" svg:width="18.76cm" svg:height="0.795cm" svg:x="1.074cm" svg:y="4.396cm">
                  <text:p text:style-name="P1"><text:span text:style-name="T3">Shared File-system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4" draw:layer="layout" svg:width="0.689cm" svg:height="0.953cm" svg:x="18.489cm" svg:y="3.443cm">
                  <text:p/>
    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    <draw:equation draw:name="f0" draw:formula="$0 "/>
                    <draw:equation draw:name="f1" draw:formula="$1 "/>
                    <draw:equation draw:name="f2" draw:formula="21600-$0 "/>
                    <draw:equation draw:name="f3" draw:formula="21600-$1 "/>
                    <draw:equation draw:name="f4" draw:formula="10800-$1 "/>
                    <draw:equation draw:name="f5" draw:formula="$0 *?f4 /10800"/>
                    <draw:equation draw:name="f6" draw:formula="21600-?f5 "/>
                    <draw:equation draw:name="f7" draw:formula="10800-$0 "/>
                    <draw:equation draw:name="f8" draw:formula="$1 *?f7 /10800"/>
                    <draw:equation draw:name="f9" draw:formula="21600-?f8 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custom-shape draw:style-name="gr6" draw:text-style-name="P4" draw:layer="layout" svg:width="0.611cm" svg:height="0.985cm" svg:x="2.816cm" svg:y="3.412cm">
                  <text:p/>
        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        <draw:equation draw:name="f0" draw:formula="$0 "/>
                    <draw:equation draw:name="f1" draw:formula="$1 "/>
                    <draw:equation draw:name="f2" draw:formula="21600-$0 "/>
                    <draw:equation draw:name="f3" draw:formula="21600-$1 "/>
                    <draw:equation draw:name="f4" draw:formula="10800-$1 "/>
                    <draw:equation draw:name="f5" draw:formula="$0 *?f4 /10800"/>
                    <draw:equation draw:name="f6" draw:formula="21600-?f5 "/>
                    <draw:equation draw:name="f7" draw:formula="10800-$0 "/>
                    <draw:equation draw:name="f8" draw:formula="$1 *?f7 /10800"/>
                    <draw:equation draw:name="f9" draw:formula="21600-?f8 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custom-shape draw:style-name="gr6" draw:text-style-name="P4" draw:layer="layout" svg:width="0.611cm" svg:height="0.985cm" svg:x="15.225cm" svg:y="3.465cm">
                  <text:p/>
        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        <draw:equation draw:name="f0" draw:formula="$0 "/>
                    <draw:equation draw:name="f1" draw:formula="$1 "/>
                    <draw:equation draw:name="f2" draw:formula="21600-$0 "/>
                    <draw:equation draw:name="f3" draw:formula="21600-$1 "/>
                    <draw:equation draw:name="f4" draw:formula="10800-$1 "/>
                    <draw:equation draw:name="f5" draw:formula="$0 *?f4 /10800"/>
                    <draw:equation draw:name="f6" draw:formula="21600-?f5 "/>
                    <draw:equation draw:name="f7" draw:formula="10800-$0 "/>
                    <draw:equation draw:name="f8" draw:formula="$1 *?f7 /10800"/>
                    <draw:equation draw:name="f9" draw:formula="21600-?f8 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custom-shape draw:style-name="gr3" draw:text-style-name="P4" draw:layer="layout" svg:width="1.001cm" svg:height="0.768cm" svg:x="17.51cm" svg:y="2.105cm">
                  <text:p/>
  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  <draw:equation draw:name="f0" draw:formula="$0 "/>
                    <draw:equation draw:name="f1" draw:formula="$1 "/>
                    <draw:equation draw:name="f2" draw:formula="21600-$0 "/>
                    <draw:equation draw:name="f3" draw:formula="21600-$1 "/>
                    <draw:equation draw:name="f4" draw:formula="10800-$1 "/>
                    <draw:equation draw:name="f5" draw:formula="$0 *?f4 /10800"/>
                    <draw:equation draw:name="f6" draw:formula="21600-?f5 "/>
                    <draw:equation draw:name="f7" draw:formula="10800-$0 "/>
                    <draw:equation draw:name="f8" draw:formula="$1 *?f7 /10800"/>
                    <draw:equation draw:name="f9" draw:formula="21600-?f8 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4:55:21.112518504</meta:creation-date>
    <dc:date>2014-12-05T16:12:21.921368989</dc:date>
    <meta:editing-duration>PT1M50S</meta:editing-duration>
    <meta:editing-cycles>2</meta:editing-cycles>
    <meta:generator>LibreOffice/4.2.6.3$Linux_X86_64 LibreOffice_project/420m0$Build-3</meta:generator>
    <meta:document-statistic meta:object-count="20"/>
  </office:meta>
</office:document-meta>
</file>